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" svg:font-family="Avenir" style:font-pitch="variable"/>
    <style:font-face style:name="Celestia Antiqua Std" svg:font-family="'Celestia Antiqua Std'" style:font-pitch="variable"/>
    <style:font-face style:name="Futura (Light)" svg:font-family="'Futura (Light)'" style:font-pitch="variable"/>
    <style:font-face style:name="Noteworthy1" svg:font-family="Noteworthy" style:font-pitch="variable"/>
    <style:font-face style:name="Noteworthy" svg:font-family="Noteworthy" style:font-adornments="Bold" style:font-pitch="variable"/>
    <style:font-face style:name="Space Age" svg:font-family="'Space Ag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cala Sans" svg:font-family="'Scala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Avenir" fo:font-size="40pt" officeooo:rsid="001b52bc" officeooo:paragraph-rsid="001b52bc" style:font-size-asian="40pt" style:font-size-complex="40pt"/>
    </style:style>
    <style:style style:name="P2" style:family="paragraph" style:parent-style-name="Standard">
      <style:paragraph-properties>
        <style:tab-stops/>
      </style:paragraph-properties>
      <style:text-properties style:font-name="Celestia Antiqua Std" fo:font-size="43.9000015258789pt" officeooo:rsid="001734e9" officeooo:paragraph-rsid="001734e9" style:font-size-asian="43.9000015258789pt" style:font-size-complex="43.9000015258789pt"/>
    </style:style>
    <style:style style:name="P3" style:family="paragraph" style:parent-style-name="Standard">
      <style:text-properties style:font-name="Scala Sans" fo:font-size="35.5pt" officeooo:rsid="001734e9" officeooo:paragraph-rsid="001734e9" style:font-size-asian="35.5pt" style:font-size-complex="35.5pt"/>
    </style:style>
    <style:style style:name="P4" style:family="paragraph" style:parent-style-name="Standard">
      <style:text-properties style:font-name="Space Age" fo:font-size="25.2000007629395pt" officeooo:rsid="001734e9" officeooo:paragraph-rsid="001e9abe" style:font-size-asian="25.2000007629395pt" style:font-size-complex="25.2000007629395pt"/>
    </style:style>
    <style:style style:name="P5" style:family="paragraph" style:parent-style-name="Standard">
      <style:text-properties style:font-name="Noteworthy" fo:font-size="49pt" officeooo:rsid="001734e9" officeooo:paragraph-rsid="001734e9" style:font-size-asian="49pt" style:font-size-complex="49pt"/>
    </style:style>
    <style:style style:name="T1" style:family="text">
      <style:text-properties style:font-name="Futura (Light)"/>
    </style:style>
    <style:style style:name="T2" style:family="text">
      <style:text-properties style:font-name="Futura (Light)" fo:font-size="56pt" fo:font-weight="normal" style:font-size-asian="56pt" style:font-weight-asian="normal" style:font-size-complex="56pt" style:font-weight-complex="normal"/>
    </style:style>
    <style:style style:name="T3" style:family="text">
      <style:text-properties style:font-name="Futura (Light)" fo:font-size="56pt" fo:font-weight="normal" officeooo:rsid="0028dfe8" style:font-size-asian="56pt" style:font-weight-asian="normal" style:font-size-complex="56pt" style:font-weight-complex="normal"/>
    </style:style>
    <style:style style:name="T4" style:family="text">
      <style:text-properties style:font-name="Scala Sans"/>
    </style:style>
    <style:style style:name="T5" style:family="text">
      <style:text-properties style:font-name="Noteworthy1" fo:font-size="63pt" fo:font-weight="normal" style:font-size-asian="63pt" style:font-weight-asian="normal" style:font-size-complex="63pt" style:font-weight-complex="normal"/>
    </style:style>
    <style:style style:name="T6" style:family="text">
      <style:text-properties style:font-name="Noteworthy1" fo:font-size="63pt" fo:font-weight="normal" officeooo:rsid="0028dfe8" style:font-size-asian="63pt" style:font-weight-asian="normal" style:font-size-complex="63pt" style:font-weight-complex="normal"/>
    </style:style>
    <style:style style:name="T7" style:family="text">
      <style:text-properties officeooo:rsid="001e9abe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2pt" officeooo:rsid="0028dfe8" style:font-size-asian="22pt" style:font-size-complex="22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50pt" style:font-size-asian="50pt" style:font-size-complex="50pt"/>
    </style:style>
    <style:style style:name="T12" style:family="text">
      <style:text-properties officeooo:rsid="0028dfe8"/>
    </style:style>
    <style:style style:name="T13" style:family="text">
      <style:text-properties officeooo:rsid="002974d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2">Irene</text:span> Audrito<text:span text:style-name="T8"> <text:s/></text:span><text:span text:style-name="T9">Education</text:span></text:p>
      <text:p text:style-name="P3"><text:span text:style-name="T13">Irene</text:span> Audrito <text:s/><text:span text:style-name="T7">Society</text:span></text:p>
      <text:p text:style-name="P5"><text:span text:style-name="T12">Irene</text:span> Audrito<text:span text:style-name="T10"> <text:s/></text:span><text:span text:style-name="T7">Music</text:span></text:p>
      <text:p text:style-name="P2"><text:span text:style-name="T13">Irene</text:span><text:span text:style-name="T11"> </text:span>Audrito <text:s/><text:span text:style-name="T7">Games</text:span></text:p>
      <text:p text:style-name="P1"><text:span text:style-name="T3">irene</text:span><text:span text:style-name="T2">@audrito.info</text:span><text:span text:style-name="T1"><text:line-break/></text:span><text:span text:style-name="T6">irene</text:span><text:span text:style-name="T5">@audrito.info</text:span><text:span text:style-name="T4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nir" svg:font-family="Avenir" style:font-pitch="variable"/>
    <style:font-face style:name="Celestia Antiqua Std" svg:font-family="'Celestia Antiqua Std'" style:font-pitch="variable"/>
    <style:font-face style:name="Futura (Light)" svg:font-family="'Futura (Light)'" style:font-pitch="variable"/>
    <style:font-face style:name="Noteworthy1" svg:font-family="Noteworthy" style:font-pitch="variable"/>
    <style:font-face style:name="Noteworthy" svg:font-family="Noteworthy" style:font-adornments="Bold" style:font-pitch="variable"/>
    <style:font-face style:name="Space Age" svg:font-family="'Space Ag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cala Sans" svg:font-family="'Scala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5:17:04.389957000</meta:creation-date>
    <dc:date>2018-08-13T18:23:57.825039310</dc:date>
    <meta:editing-duration>PT22M4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14" meta:character-count="124" meta:non-whitespace-character-count="110"/>
  </office:meta>
</office:document-meta>
</file>